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5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2.4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 style:data-style-name="N3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vcpu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lue Size</text:p>
          </table:table-cell>
          <table:table-cell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ries per client</text:p>
          </table:table-cell>
          <table:table-cell table:style-name="ce2" office:value-type="float" office:value="100000" calcext:value-type="float">
            <text:p>100,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 table:number-columns-spanned="2" table:number-rows-spanned="1">
            <text:p>Durations are milliseconds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string" calcext:value-type="string">
            <text:p>Rat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660" calcext:value-type="float">
            <text:p>660</text:p>
          </table:table-cell>
          <table:table-cell office:value-type="float" office:value="727" calcext:value-type="float">
            <text:p>727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2" table:formula="of:=[.B3]/([.B7]/1000)" office:value-type="float" office:value="151515.151515152" calcext:value-type="float">
            <text:p>151,515</text:p>
          </table:table-cell>
          <table:table-cell table:style-name="ce2" table:formula="of:=[.B3]/([.C7]/1000)" office:value-type="float" office:value="137551.581843191" calcext:value-type="float">
            <text:p>137,552</text:p>
          </table:table-cell>
          <table:table-cell table:style-name="ce2" table:formula="of:=[.B3]/([.D7]/1000)" office:value-type="float" office:value="148148.148148148" calcext:value-type="float">
            <text:p>148,14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TQ</text:p>
          </table:table-cell>
          <table:table-cell office:value-type="float" office:value="350" calcext:value-type="float">
            <text:p>350</text:p>
          </table:table-cell>
          <table:table-cell office:value-type="float" office:value="260" calcext:value-type="float">
            <text:p>260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2" table:formula="of:=[.B3]/([.B8]/1000)" office:value-type="float" office:value="285714.285714286" calcext:value-type="float">
            <text:p>285,714</text:p>
          </table:table-cell>
          <table:table-cell table:style-name="ce2" table:formula="of:=[.B3]/([.C8]/1000)" office:value-type="float" office:value="384615.384615385" calcext:value-type="float">
            <text:p>384,615</text:p>
          </table:table-cell>
          <table:table-cell table:style-name="ce2" table:formula="of:=[.B3]/([.D8]/1000)" office:value-type="float" office:value="980392.156862745" calcext:value-type="float">
            <text:p>980,39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530" calcext:value-type="float">
            <text:p>530</text:p>
          </table:table-cell>
          <table:table-cell office:value-type="float" office:value="550" calcext:value-type="float">
            <text:p>550</text:p>
          </table:table-cell>
          <table:table-cell office:value-type="float" office:value="545" calcext:value-type="float">
            <text:p>545</text:p>
          </table:table-cell>
          <table:table-cell/>
          <table:table-cell table:style-name="ce2" table:formula="of:=[.B3]/([.B9]/1000)" office:value-type="float" office:value="188679.245283019" calcext:value-type="float">
            <text:p>188,679</text:p>
          </table:table-cell>
          <table:table-cell table:style-name="ce2" table:formula="of:=[.B3]/([.C9]/1000)" office:value-type="float" office:value="181818.181818182" calcext:value-type="float">
            <text:p>181,818</text:p>
          </table:table-cell>
          <table:table-cell table:style-name="ce2" table:formula="of:=[.B3]/([.D9]/1000)" office:value-type="float" office:value="183486.23853211" calcext:value-type="float">
            <text:p>183,48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lue Size</text:p>
          </table:table-cell>
          <table:table-cell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ries per client</text:p>
          </table:table-cell>
          <table:table-cell table:style-name="ce2" office:value-type="float" office:value="200000" calcext:value-type="float">
            <text:p>200,000</text:p>
          </table:table-cell>
          <table:table-cell office:value-type="float" office:value="50000" calcext:value-type="float">
            <text:p>5000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number-columns-repeated="2" table:style-name="ce3" office:value-type="string" calcext:value-type="string">
            <text:p>Rate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1350" calcext:value-type="float">
            <text:p>1350</text:p>
          </table:table-cell>
          <table:table-cell office:value-type="float" office:value="1370" calcext:value-type="float">
            <text:p>1370</text:p>
          </table:table-cell>
          <table:table-cell table:number-columns-repeated="2"/>
          <table:table-cell table:style-name="ce2" table:formula="of:=[.B14]/([.B17]/1000)" office:value-type="float" office:value="148148.148148148" calcext:value-type="float">
            <text:p>148,148</text:p>
          </table:table-cell>
          <table:table-cell table:style-name="ce2" table:formula="of:=[.B14]/([.C17]/1000)" office:value-type="float" office:value="145985.401459854" calcext:value-type="float">
            <text:p>145,985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calcext:value-type="string">
            <text:p>SETQ</text:p>
          </table:table-cell>
          <table:table-cell office:value-type="float" office:value="650" calcext:value-type="float">
            <text:p>650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style-name="ce2" table:formula="of:=[.B14]/([.B18]/1000)" office:value-type="float" office:value="307692.307692308" calcext:value-type="float">
            <text:p>307,692</text:p>
          </table:table-cell>
          <table:table-cell table:style-name="ce2" table:formula="of:=[.B14]/([.C18]/1000)" office:value-type="float" office:value="952380.952380952" calcext:value-type="float">
            <text:p>952,381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1120" calcext:value-type="float">
            <text:p>1120</text:p>
          </table:table-cell>
          <table:table-cell office:value-type="float" office:value="1160" calcext:value-type="float">
            <text:p>1160</text:p>
          </table:table-cell>
          <table:table-cell table:number-columns-repeated="2"/>
          <table:table-cell table:style-name="ce2" table:formula="of:=[.B14]/([.B19]/1000)" office:value-type="float" office:value="178571.428571429" calcext:value-type="float">
            <text:p>178,571</text:p>
          </table:table-cell>
          <table:table-cell table:style-name="ce2" table:formula="of:=[.B14]/([.C19]/1000)" office:value-type="float" office:value="172413.793103448" calcext:value-type="float">
            <text:p>172,414</text:p>
          </table:table-cell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lue Size</text:p>
          </table:table-cell>
          <table:table-cell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ries per client</text:p>
          </table:table-cell>
          <table:table-cell table:style-name="ce2" office:value-type="float" office:value="1000000" calcext:value-type="float">
            <text:p>1,000,0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Ra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TQ</text:p>
          </table:table-cell>
          <table:table-cell office:value-type="float" office:value="4300" calcext:value-type="float">
            <text:p>4300</text:p>
          </table:table-cell>
          <table:table-cell table:number-columns-repeated="3"/>
          <table:table-cell table:style-name="ce2" table:formula="of:=[.B24]/([.B27]/1000)" office:value-type="float" office:value="232558.139534884" calcext:value-type="float">
            <text:p>232,55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5262" calcext:value-type="float">
            <text:p>5262</text:p>
          </table:table-cell>
          <table:table-cell table:number-columns-repeated="3"/>
          <table:table-cell table:style-name="ce2" table:formula="of:=[.B24]/([.B28]/1000)" office:value-type="float" office:value="190041.809198024" calcext:value-type="float">
            <text:p>190,042</text:p>
          </table:table-cell>
          <table:table-cell table:number-columns-repeated="16378"/>
        </table:table-row>
      </table:table>
      <table:table table:name="8vcpu" table:style-name="ta1">
        <table:table-column table:style-name="co2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5"/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style-name="ce1"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alue Size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ies per client</text:p>
          </table:table-cell>
          <table:table-cell table:style-name="ce2" office:value-type="float" office:value="1000000" calcext:value-type="float">
            <text:p>1,000,0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SETQ</text:p>
          </table:table-cell>
          <table:table-cell office:value-type="float" office:value="3600" calcext:value-type="float">
            <text:p>3600</text:p>
          </table:table-cell>
          <table:table-cell table:number-columns-repeated="3"/>
          <table:table-cell table:style-name="ce2" table:formula="of:=[.B24]/([.B27]/1000)" office:value-type="float" office:value="277777.777777778" calcext:value-type="float">
            <text:p>277,778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3162" calcext:value-type="float">
            <text:p>3162</text:p>
          </table:table-cell>
          <table:table-cell table:number-columns-repeated="3"/>
          <table:table-cell table:style-name="ce2" table:formula="of:=[.B24]/([.B28]/1000)" office:value-type="float" office:value="316255.534471853" calcext:value-type="float">
            <text:p>316,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23:04:28.049068872</meta:creation-date>
    <dc:date>2023-10-08T17:25:03.281171850</dc:date>
    <meta:editing-duration>P1DT2H4M13S</meta:editing-duration>
    <meta:editing-cycles>4</meta:editing-cycles>
    <meta:generator>LibreOffice/7.4.6.2$Linux_X86_64 LibreOffice_project/40$Build-2</meta:generator>
    <meta:document-statistic meta:table-count="2" meta:cell-count="83" meta:object-count="0"/>
  </office:meta>
</office:document-meta>
</file>